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ibmcom/d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05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30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082cm" svg:x2="5.318cm" svg:y2="24.749cm">
          <text:p/>
        </draw:line>
        <draw:line draw:style-name="gr8" draw:text-style-name="P8" draw:layer="layout" svg:x1="5.318cm" svg:y1="19.08cm" svg:x2="5.318cm" svg:y2="21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1:43:07.385018292</dc:date>
    <meta:editing-duration>PT1H3M39S</meta:editing-duration>
    <meta:editing-cycles>23</meta:editing-cycles>
    <meta:generator>LibreOffice/6.0.7.3$Linux_X86_64 LibreOffice_project/00m0$Build-3</meta:generator>
    <meta:document-statistic meta:object-count="30"/>
  </office:meta>
</office:document-meta>
</file>